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min-height="0.766cm" fo:min-width="3.818cm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min-height="0.766cm" fo:min-width="3.31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0.766cm" fo:min-width="4.0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99ccff" draw:textarea-horizontal-align="justify" draw:textarea-vertical-align="middle" draw:auto-grow-height="false" fo:min-height="0.766cm" fo:min-width="0.564cm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 fo:min-height="0.766cm" fo:min-width="1.405cm"/>
    </style:style>
    <style:style style:name="gr7" style:family="graphic" style:parent-style-name="standard">
      <style:graphic-properties draw:fill-color="#99ccff" draw:textarea-horizontal-align="justify" draw:textarea-vertical-align="middle" draw:auto-grow-height="false" fo:min-height="0.766cm" fo:min-width="1.9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18cm" svg:height="1.016cm" svg:x="0.709cm" svg:y="0.254cm">
          <text:p text:style-name="P1">predicate: “at”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81cm" svg:height="1.016cm" svg:x="5.535cm" svg:y="0.254cm">
          <text:p text:style-name="P1">object: “cup”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572cm" svg:height="1.016cm" svg:x="9.853cm" svg:y="0.254cm">
          <text:p text:style-name="P1">room: “kitchen”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68cm" svg:height="0.962cm" svg:x="4.982cm" svg:y="0.308cm">
          <draw:text-box>
            <text:p>,</text:p>
          </draw:text-box>
        </draw:frame>
        <draw:frame draw:style-name="gr4" draw:text-style-name="P3" draw:layer="layout" svg:width="0.68cm" svg:height="0.962cm" svg:x="9.3cm" svg:y="0.308cm">
          <draw:text-box>
            <text:p>,</text:p>
          </draw:text-box>
        </draw:frame>
        <draw:frame draw:style-name="gr4" draw:text-style-name="P3" draw:layer="layout" svg:width="0.714cm" svg:height="0.962cm" svg:x="0.029cm" svg:y="0.254cm">
          <draw:text-box>
            <text:p>{</text:p>
          </draw:text-box>
        </draw:frame>
        <draw:frame draw:style-name="gr4" draw:text-style-name="P3" draw:layer="layout" svg:width="0.714cm" svg:height="0.962cm" svg:x="14.425cm" svg:y="0.254cm">
          <draw:text-box>
            <text:p>}</text:p>
          </draw:text-box>
        </draw:frame>
        <draw:custom-shape draw:style-name="gr5" draw:text-style-name="P2" xml:id="id2" draw:id="id2" draw:layer="layout" svg:width="1.064cm" svg:height="1.016cm" svg:x="4.773cm" svg:y="2.486cm">
          <text:p text:style-name="P1">at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1.905cm" svg:height="1.016cm" svg:x="6.472cm" svg:y="2.486cm">
          <text:p text:style-name="P1">cup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2.492cm" svg:height="1.016cm" svg:x="9.012cm" svg:y="2.486cm">
          <text:p text:style-name="P1">kitchen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0.714cm" svg:height="1.089cm" svg:x="5.837cm" svg:y="2.486cm">
          <draw:text-box>
            <text:p>(</text:p>
          </draw:text-box>
        </draw:frame>
        <draw:frame draw:style-name="gr4" draw:text-style-name="P3" draw:layer="layout" svg:width="0.68cm" svg:height="0.962cm" svg:x="8.329cm" svg:y="2.486cm">
          <draw:text-box>
            <text:p>,</text:p>
          </draw:text-box>
        </draw:frame>
        <draw:frame draw:style-name="gr4" draw:text-style-name="P3" draw:layer="layout" svg:width="0.714cm" svg:height="0.962cm" svg:x="11.634cm" svg:y="2.467cm">
          <draw:text-box>
            <text:p>)</text:p>
          </draw:text-box>
        </draw:frame>
        <draw:connector draw:style-name="gr9" draw:text-style-name="P4" draw:layer="layout" draw:type="line" svg:x1="2.868cm" svg:y1="1.27cm" svg:x2="5.305cm" svg:y2="2.486cm" draw:start-shape="id1" draw:start-glue-point="2" draw:end-shape="id2" draw:end-glue-point="0" svg:d="M2868 1270l2437 1216" svg:viewBox="0 0 2438 1217">
          <text:p/>
        </draw:connector>
        <draw:connector draw:style-name="gr9" draw:text-style-name="P4" draw:layer="layout" draw:type="line" svg:x1="7.44cm" svg:y1="1.27cm" svg:x2="7.424cm" svg:y2="2.486cm" draw:start-shape="id3" draw:start-glue-point="2" draw:end-shape="id4" draw:end-glue-point="0" svg:d="M7440 1270l-16 1216" svg:viewBox="0 0 17 1217">
          <text:p/>
        </draw:connector>
        <draw:connector draw:style-name="gr9" draw:text-style-name="P4" draw:layer="layout" draw:type="line" svg:x1="12.139cm" svg:y1="1.27cm" svg:x2="10.258cm" svg:y2="2.486cm" draw:start-shape="id5" draw:start-glue-point="2" draw:end-shape="id6" draw:end-glue-point="0" svg:d="M12139 1270l-1881 1216" svg:viewBox="0 0 1882 12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erik Zwilling</meta:initial-creator>
    <meta:creation-date>2017-03-13T23:44:28.844243290</meta:creation-date>
    <dc:date>2017-03-14T00:02:39.544355423</dc:date>
    <dc:creator>Frederik Zwilling</dc:creator>
    <meta:editing-duration>PT18M10S</meta:editing-duration>
    <meta:editing-cycles>2</meta:editing-cycles>
    <meta:generator>LibreOffice/5.0.6.2$Linux_X86_64 LibreOffice_project/00$Build-2</meta:generator>
    <meta:document-statistic meta:object-count="16"/>
  </office:meta>
</office:document-meta>
</file>